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dea" svg:font-family="Calade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line-height="100%" fo:text-align="center" style:justify-single-word="false"/>
      <style:text-properties fo:font-size="14pt" officeooo:paragraph-rsid="00125296" style:font-size-asian="14pt" style:font-size-complex="14pt"/>
    </style:style>
    <style:style style:name="P2" style:family="paragraph" style:parent-style-name="Standard">
      <style:paragraph-properties fo:margin-left="0cm" fo:text-align="center" style:justify-single-word="false"/>
      <style:text-properties fo:font-size="14pt" officeooo:paragraph-rsid="00125296" style:font-size-asian="14pt" style:font-size-complex="14pt"/>
    </style:style>
    <style:style style:name="P3" style:family="paragraph" style:parent-style-name="Standard">
      <style:paragraph-properties fo:margin-left="0cm" fo:line-height="100%"/>
      <style:text-properties fo:font-size="14pt" officeooo:paragraph-rsid="00125296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0cm" fo:margin-right="-0.6cm" fo:line-height="100%" fo:text-align="justify" style:justify-single-word="false" fo:text-indent="0cm" style:auto-text-indent="false" style:page-number="auto" fo:background-color="transparent"/>
      <style:text-properties fo:font-size="14pt" officeooo:paragraph-rsid="00125296" style:font-size-asian="14pt" style:font-size-complex="14pt"/>
    </style:style>
    <style:style style:name="P5" style:family="paragraph" style:parent-style-name="Standard">
      <style:paragraph-properties fo:margin-left="0cm" fo:line-height="100%"/>
      <style:text-properties style:font-name="Caladea" fo:font-size="14pt" officeooo:paragraph-rsid="00125296" style:font-size-asian="14pt" style:font-size-complex="14pt"/>
    </style:style>
    <style:style style:name="P6" style:family="paragraph" style:parent-style-name="Standard">
      <style:paragraph-properties fo:margin-left="0cm" fo:line-height="100%" fo:text-align="center" style:justify-single-word="false"/>
      <style:text-properties style:font-name="Caladea" fo:font-size="14pt" officeooo:paragraph-rsid="00125296" style:font-size-asian="14pt" style:font-size-complex="14pt"/>
    </style:style>
    <style:style style:name="P7" style:family="paragraph" style:parent-style-name="Title" style:list-style-name="WWNum4">
      <loext:graphic-properties draw:fill="none"/>
      <style:paragraph-properties fo:margin-left="1.199cm" fo:margin-right="0cm" fo:margin-top="0cm" fo:margin-bottom="0cm" style:contextual-spacing="false" fo:line-height="100%" fo:text-align="start" style:justify-single-word="false" fo:text-indent="1.199cm" style:auto-text-indent="false" fo:background-color="transparent"/>
      <style:text-properties fo:font-size="14pt" officeooo:paragraph-rsid="00150d43" style:font-size-asian="14pt" style:font-size-complex="14pt"/>
    </style:style>
    <style:style style:name="P8" style:family="paragraph" style:parent-style-name="Title">
      <style:paragraph-properties fo:margin-left="0cm" fo:margin-top="0cm" fo:margin-bottom="0cm" style:contextual-spacing="false" fo:text-align="start" style:justify-single-word="false" fo:text-indent="1.251cm" style:auto-text-indent="false"/>
      <style:text-properties fo:text-transform="uppercase" fo:font-size="14pt" officeooo:paragraph-rsid="00150d43" style:font-size-asian="14pt" style:font-size-complex="14pt"/>
    </style:style>
    <style:style style:name="P9" style:family="paragraph" style:parent-style-name="Title" style:list-style-name="WWNum4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text-indent="1.199cm" style:auto-text-indent="false" style:page-number="auto" fo:break-before="page" fo:background-color="transparent"/>
      <style:text-properties fo:font-size="14pt" officeooo:paragraph-rsid="00150d43" style:font-size-asian="14pt" style:font-size-complex="14pt"/>
    </style:style>
    <style:style style:name="P10" style:family="paragraph" style:parent-style-name="подраздел"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officeooo:paragraph-rsid="002e1af8"/>
    </style:style>
    <style:style style:name="P12" style:family="paragraph" style:parent-style-name="текст_20_основной">
      <style:text-properties fo:font-weight="normal" style:font-weight-asian="normal" style:font-weight-complex="normal"/>
    </style:style>
    <style:style style:name="P13" style:family="paragraph" style:parent-style-name="текст_20_основной" style:list-style-name="L1"/>
    <style:style style:name="P14" style:family="paragraph" style:parent-style-name="текст_20_основной">
      <style:text-properties officeooo:paragraph-rsid="00311335"/>
    </style:style>
    <style:style style:name="P15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fo:font-size="14pt" officeooo:rsid="00150d43" officeooo:paragraph-rsid="002349a2" style:font-size-asian="14pt" style:font-size-complex="14pt"/>
    </style:style>
    <style:style style:name="P16" style:family="paragraph" style:parent-style-name="List_20_Paragraph">
      <style:paragraph-properties fo:margin-left="0cm" fo:margin-top="0cm" fo:margin-bottom="0cm" style:contextual-spacing="false" fo:line-height="100%" fo:text-align="justify" style:justify-single-word="false" fo:text-indent="1.251cm" style:auto-text-indent="false" fo:break-before="page"/>
      <style:text-properties fo:font-size="14pt" officeooo:paragraph-rsid="00150d43" style:font-size-asian="14pt" style:font-size-complex="14pt"/>
    </style:style>
    <style:style style:name="P17" style:family="paragraph" style:parent-style-name="List_20_Paragraph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fo:font-size="14pt" officeooo:paragraph-rsid="00150d43" style:font-size-asian="14pt" style:font-size-complex="14pt"/>
    </style:style>
    <style:style style:name="P18" style:family="paragraph" style:parent-style-name="текст_20_основной">
      <style:paragraph-properties fo:text-align="justify" style:justify-single-word="false"/>
      <style:text-properties fo:font-weight="normal" style:font-weight-asian="normal" style:font-weight-complex="normal"/>
    </style:style>
    <style:style style:name="P19" style:family="paragraph" style:parent-style-name="текст_20_основной" style:list-style-name="L2">
      <style:paragraph-properties fo:text-align="justify" style:justify-single-word="false"/>
    </style:style>
    <style:style style:name="P20" style:family="paragraph" style:parent-style-name="текст_20_основной">
      <style:paragraph-properties fo:text-align="justify" style:justify-single-word="false"/>
    </style:style>
    <style:style style:name="P21" style:family="paragraph" style:parent-style-name="текст_20_основной" style:list-style-name="L3">
      <style:paragraph-properties fo:text-align="justify" style:justify-single-word="false"/>
    </style:style>
    <style:style style:name="P22" style:family="paragraph" style:parent-style-name="текст_20_основной" style:list-style-name="L4">
      <style:paragraph-properties fo:text-align="justify" style:justify-single-word="false"/>
    </style:style>
    <style:style style:name="P23" style:family="paragraph" style:parent-style-name="текст_20_основной" style:list-style-name="L5">
      <style:paragraph-properties fo:text-align="justify" style:justify-single-word="false"/>
    </style:style>
    <style:style style:name="P24" style:family="paragraph" style:parent-style-name="текст_20_основной" style:list-style-name="L6">
      <style:paragraph-properties fo:text-align="justify" style:justify-single-word="false"/>
    </style:style>
    <style:style style:name="P25" style:family="paragraph" style:parent-style-name="текст_20_основной" style:list-style-name="L7">
      <style:paragraph-properties fo:text-align="justify" style:justify-single-word="false"/>
    </style:style>
    <style:style style:name="P26" style:family="paragraph" style:parent-style-name="текст_20_основной" style:list-style-name="L8"/>
    <style:style style:name="P27" style:family="paragraph" style:parent-style-name="текст_20_основной" style:list-style-name="L9"/>
    <style:style style:name="P28" style:family="paragraph" style:parent-style-name="текст_20_основной" style:list-style-name="L10"/>
    <style:style style:name="P2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text-indent="1.401cm" style:auto-text-indent="false" fo:break-before="page" fo:background-color="transparent"/>
      <style:text-properties officeooo:paragraph-rsid="0015b01e"/>
    </style:style>
    <style:style style:name="P30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style:font-name="Caladea" fo:font-size="14pt" fo:font-weight="bold" officeooo:rsid="0015b01e" officeooo:paragraph-rsid="0015b01e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fo:font-size="14pt" fo:font-weight="normal" officeooo:rsid="0015b01e" officeooo:paragraph-rsid="0015b01e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style:font-name="Caladea" fo:font-size="14pt" fo:font-weight="normal" officeooo:rsid="0015b01e" officeooo:paragraph-rsid="0015b01e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fo:font-size="14pt" fo:font-weight="normal" officeooo:rsid="0015b01e" officeooo:paragraph-rsid="0019c330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officeooo:paragraph-rsid="0019c330"/>
    </style:style>
    <style:style style:name="P35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style:font-name="PT Sans" fo:font-size="14pt" fo:font-weight="normal" officeooo:rsid="0015b01e" officeooo:paragraph-rsid="0015b01e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 fo:break-before="page"/>
      <style:text-properties fo:font-size="14pt" fo:font-weight="bold" officeooo:rsid="0015b01e" officeooo:paragraph-rsid="0015b01e" style:font-size-asian="14pt" style:font-weight-asian="bold" style:font-size-complex="14pt" style:font-weight-complex="bold"/>
    </style:style>
    <style:style style:name="P37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fo:font-size="14pt" fo:font-weight="normal" officeooo:rsid="001967e8" officeooo:paragraph-rsid="001967e8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style:font-name="PT Sans" fo:font-size="14pt" fo:font-weight="normal" officeooo:rsid="001b2b4d" officeooo:paragraph-rsid="001967e8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style:font-name="PT Sans" fo:font-size="14pt" fo:font-weight="normal" officeooo:rsid="0031945d" officeooo:paragraph-rsid="0031945d" style:font-size-asian="14pt" style:font-weight-asian="normal" style:font-size-complex="14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25296"/>
    </style:style>
    <style:style style:name="T3" style:family="text">
      <style:text-properties officeooo:rsid="002e0a7d"/>
    </style:style>
    <style:style style:name="T4" style:family="text">
      <style:text-properties style:font-size-complex="14pt"/>
    </style:style>
    <style:style style:name="T5" style:family="text">
      <style:text-properties fo:color="#000000" loext:opacity="100%" fo:background-color="#ffffff" loext:char-shading-value="0"/>
    </style:style>
    <style:style style:name="T6" style:family="text">
      <style:text-properties officeooo:rsid="00125296"/>
    </style:style>
    <style:style style:name="T7" style:family="text">
      <style:text-properties officeooo:rsid="001b2b4d"/>
    </style:style>
    <style:style style:name="T8" style:family="text">
      <style:text-properties fo:text-transform="uppercase" fo:font-size="14pt" style:font-size-asian="14pt" style:font-size-complex="14pt"/>
    </style:style>
    <style:style style:name="T9" style:family="text">
      <style:text-properties fo:text-transform="uppercase" officeooo:rsid="0015b01e"/>
    </style:style>
    <style:style style:name="T10" style:family="text">
      <style:text-properties fo:text-transform="uppercase" officeooo:rsid="0005acc8"/>
    </style:style>
    <style:style style:name="T11" style:family="text">
      <style:text-properties fo:text-transform="uppercase" officeooo:rsid="002e0a7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PT Sans" fo:font-weight="normal" style:font-weight-asian="normal" style:font-weight-complex="normal"/>
    </style:style>
    <style:style style:name="T14" style:family="text">
      <style:text-properties fo:text-transform="uppercase" officeooo:rsid="00087249"/>
    </style:style>
    <style:style style:name="T15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6" style:family="text">
      <style:text-properties fo:font-size="14pt" fo:language="ru" fo:country="RU" fo:font-weight="normal" officeooo:rsid="00150d43" style:font-size-asian="14pt" style:font-weight-asian="normal" style:font-name-complex="Times New Roman1" style:font-size-complex="14pt" style:font-weight-complex="normal"/>
    </style:style>
    <style:style style:name="T17" style:family="text">
      <style:text-properties fo:font-size="14pt" fo:language="ru" fo:country="RU" fo:font-weight="normal" officeooo:rsid="002349a2" style:font-size-asian="14pt" style:font-weight-asian="normal" style:font-name-complex="Times New Roman1" style:font-size-complex="14pt" style:font-weight-complex="normal"/>
    </style:style>
    <style:style style:name="T18" style:family="text">
      <style:text-properties fo:font-weight="normal" officeooo:rsid="002e1af8" style:font-weight-asian="normal" style:font-weight-complex="normal"/>
    </style:style>
    <style:style style:name="T19" style:family="text">
      <style:text-properties style:font-name="PT Sans" fo:font-weight="normal" officeooo:rsid="002e1af8" style:font-weight-asian="normal" style:font-weight-complex="normal"/>
    </style:style>
    <style:style style:name="T20" style:family="text">
      <style:text-properties style:font-name="PT Sans" officeooo:rsid="002e1af8"/>
    </style:style>
    <style:style style:name="T21" style:family="text">
      <style:text-properties fo:font-weight="normal" officeooo:rsid="003008d5" style:font-weight-asian="normal" style:font-weight-complex="normal"/>
    </style:style>
    <style:style style:name="T22" style:family="text">
      <style:text-properties style:font-name="Liberation Serif" fo:font-weight="normal" style:font-weight-asian="normal" style:font-weight-complex="normal"/>
    </style:style>
    <style:style style:name="T23" style:family="text">
      <style:text-properties style:font-name="Liberation Serif" fo:font-weight="normal" officeooo:rsid="003008d5" style:font-weight-asian="normal" style:font-weight-complex="normal"/>
    </style:style>
    <style:style style:name="T24" style:family="text">
      <style:text-properties fo:font-weight="normal" officeooo:rsid="00311335" style:font-weight-asian="normal" style:font-weight-complex="normal"/>
    </style:style>
    <style:style style:name="T25" style:family="text">
      <style:text-properties fo:language="ru" fo:country="RU" fo:font-weight="normal" style:font-weight-asian="normal" style:font-name-complex="Times New Roman1" style:font-weight-complex="normal"/>
    </style:style>
    <style:style style:name="T26" style:family="text">
      <style:text-properties fo:text-transform="uppercase"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27" style:family="text">
      <style:text-properties fo:text-transform="uppercase" fo:language="ru" fo:country="RU" fo:font-weight="bold" officeooo:rsid="0015b01e" style:font-weight-asian="bold" style:font-name-complex="Times New Roman1" style:font-weight-complex="bold"/>
    </style:style>
    <style:style style:name="T28" style:family="text">
      <style:text-properties fo:text-transform="uppercase" fo:language="ru" fo:country="RU" fo:font-weight="bold" officeooo:rsid="0005ee9d" style:font-weight-asian="bold" style:font-name-complex="Times New Roman1" style:font-weight-complex="bold"/>
    </style:style>
    <style:style style:name="T29" style:family="text">
      <style:text-properties style:font-name="PT Sans" fo:font-weight="normal" officeooo:rsid="00311335" style:font-weight-asian="normal" style:font-weight-complex="normal"/>
    </style:style>
    <style:style style:name="T30" style:family="text">
      <style:text-properties style:font-name="Liberation Serif" fo:font-size="14pt" fo:language="ru" fo:country="RU" fo:font-weight="normal" officeooo:rsid="00208170" style:font-size-asian="14pt" style:font-weight-asian="normal" style:font-name-complex="Times New Roman1" style:font-size-complex="14pt" style:font-weight-complex="normal"/>
    </style:style>
    <style:style style:name="T31" style:family="text">
      <style:text-properties fo:font-size="14pt" fo:language="ru" fo:country="RU" fo:font-weight="normal" officeooo:rsid="00208170" style:font-size-asian="14pt" style:font-weight-asian="normal" style:font-size-complex="14pt" style:font-weight-complex="normal"/>
    </style:style>
    <style:style style:name="T32" style:family="text">
      <style:text-properties fo:font-size="14pt" fo:language="ru" fo:country="RU" fo:font-weight="bold" officeooo:rsid="0015b01e" style:font-size-asian="14pt" style:font-weight-asian="bold" style:font-name-complex="Times New Roman1" style:font-size-complex="14pt" style:font-weight-complex="bold"/>
    </style:style>
    <style:style style:name="T33" style:family="text">
      <style:text-properties fo:font-size="14pt" fo:language="ru" fo:country="RU" fo:font-weight="bold" officeooo:rsid="00087249" style:font-size-asian="14pt" style:font-weight-asian="bold" style:font-name-complex="Times New Roman1" style:font-size-complex="14pt" style:font-weight-complex="bold"/>
    </style:style>
    <style:style style:name="T34" style:family="text">
      <style:text-properties fo:language="ru" fo:country="RU" officeooo:rsid="00087249" style:font-name-complex="Times New Roman1"/>
    </style:style>
    <style:style style:name="T35" style:family="text">
      <style:text-properties officeooo:rsid="00208170"/>
    </style:style>
    <style:style style:name="T36" style:family="text">
      <style:text-properties officeooo:rsid="0019c330"/>
    </style:style>
    <style:style style:name="T37" style:family="text">
      <style:text-properties style:font-name="PT Sans"/>
    </style:style>
    <style:style style:name="T38" style:family="text">
      <style:text-properties style:font-name="PT Sans" officeooo:rsid="0031945d"/>
    </style:style>
    <style:style style:name="T39" style:family="text">
      <style:text-properties style:font-name="PT Sans" fo:font-size="14pt" fo:font-weight="normal" officeooo:rsid="0015b01e" style:font-size-asian="14pt" style:font-weight-asian="normal" style:font-size-complex="14pt" style:font-weight-complex="normal"/>
    </style:style>
    <style:style style:name="T40" style:family="text">
      <style:text-properties officeooo:rsid="0031945d"/>
    </style:style>
    <style:style style:name="T41" style:family="text">
      <style:text-properties fo:text-transform="uppercase" fo:language="ru" fo:country="RU" officeooo:rsid="00087249" style:font-name-complex="Times New Roman1"/>
    </style:style>
    <style:style style:name="T42" style:family="text">
      <style:text-properties fo:text-transform="uppercase" fo:language="ru" fo:country="RU" officeooo:rsid="0005ee9d" style:font-name-complex="Times New Roman1"/>
    </style:style>
    <style:style style:name="T43" style:family="text">
      <style:text-properties fo:text-transform="uppercase" fo:language="ru" fo:country="RU" fo:font-weight="bold" officeooo:rsid="00087249" style:font-weight-asian="bold" style:font-name-complex="Times New Roman1" style:font-weight-complex="bol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)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)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образования Республики Беларусь</text:p>
      <text:p text:style-name="P1">Учреждение Образования</text:p>
      <text:p text:style-name="P1">БЕЛОРУССКИЙ ГОСУДАРСТВЕННЫЙ УНИВЕРСИТЕТ</text:p>
      <text:p text:style-name="P1">ИНФОРМАТИКИ И РАДИОЭЛЕКТРОНИКИ</text:p>
      <text:p text:style-name="P1"/>
      <text:p text:style-name="P1">К<text:span text:style-name="T1">афедра </text:span><text:span text:style-name="T2">электронных вычислительных машин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Лабораторная работа № <text:span text:style-name="T3">3</text:span></text:p>
      <text:p text:style-name="P2" loext:marker-style-name="T4">«<text:span text:style-name="T5">Взаимодействие и синхронизация процессов</text:span>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Проверил:<text:tab/><text:tab/><text:tab/><text:tab/><text:tab/><text:tab/><text:tab/><text:tab/><text:tab/><text:tab/><text:span text:style-name="T6">Поденок Л.П.</text:span></text:p>
      <text:p text:style-name="P3">Выполнил: <text:tab/><text:tab/><text:tab/><text:tab/><text:tab/><text:tab/><text:tab/><text:tab/><text:tab/><text:tab/>ст. гр. <text:span text:style-name="T6">350501</text:span></text:p>
      <text:p text:style-name="P4"><text:tab/><text:tab/><text:tab/><text:tab/><text:tab/><text:tab/><text:tab/><text:tab/><text:tab/> <text:s text:c="11"/><text:span text:style-name="T7">Макушинская Д.В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>Минск 202<text:span text:style-name="T6">5</text:span></text:p>
      <text:list text:style-name="WWNum4">
        <text:list-item>
          <text:list>
            <text:list-item>
              <text:list>
                <text:list-header>
                  <text:p text:style-name="P7" loext:marker-style-name="T8"><text:soft-page-break/><text:span text:style-name="T9">1 </text:span><text:span text:style-name="T10">УСЛОВИЕ ЛАБ</text:span><text:span text:style-name="T11">о</text:span><text:span text:style-name="T10">РАТОРНОЙ РАБОТЫ</text:span></text:p>
                </text:list-header>
              </text:list>
            </text:list-item>
          </text:list>
        </text:list-item>
      </text:list>
      <text:p text:style-name="P8" loext:marker-style-name="T8"/>
      <text:p text:style-name="текст_20_основной">Синхронизация процессов с помощью сигналов и обработка сигналов таймера.</text:p>
      <text:p text:style-name="текст_20_основной">Задание:</text:p>
      <text:p text:style-name="текст_20_основной"><text:span text:style-name="T12">Управление дочерними процессами и упорядочение вывода в stdout от них, используя сигналы </text:span><text:span text:style-name="T13">SIGUSR1 </text:span><text:span text:style-name="T12">и </text:span><text:span text:style-name="T13">SIGUSR2</text:span><text:span text:style-name="T12">.</text:span></text:p>
      <text:p text:style-name="текст_20_основной">Действия родительского процесса</text:p>
      <text:p text:style-name="текст_20_основной"><text:span text:style-name="T12">По нажатию клавиши «</text:span><text:span text:style-name="T13">+</text:span><text:span text:style-name="T12">» pодительский процесс (P) порождает дочерний процесс </text:span><text:span text:style-name="T13">(C_k)</text:span><text:span text:style-name="T12"> и сообщает об этом. По нажатию клавиши «</text:span><text:span text:style-name="T13">-</text:span><text:span text:style-name="T12">» </text:span><text:span text:style-name="T13">P</text:span><text:span text:style-name="T12"> удаляет последний порожденный </text:span><text:span text:style-name="T13">C_k</text:span><text:span text:style-name="T12">, сообщает об этом и о количестве оставшихся.</text:span></text:p>
      <text:p text:style-name="текст_20_основной"><text:span text:style-name="T12">При вводе символа </text:span><text:span text:style-name="T13">«l»</text:span><text:span text:style-name="T12"> выводится перечень родительских и дочерних процессов.</text:span></text:p>
      <text:p text:style-name="текст_20_основной"><text:span text:style-name="T12">При вводе символа </text:span><text:span text:style-name="T13">«k» P</text:span><text:span text:style-name="T12"> удаляет все </text:span><text:span text:style-name="T13">C_k</text:span><text:span text:style-name="T12"> и сообщает об этом.</text:span></text:p>
      <text:p text:style-name="текст_20_основной"><text:span text:style-name="T12">По нажатию клавиши </text:span><text:span text:style-name="T13">«q» P</text:span><text:span text:style-name="T12"> удаляет все </text:span><text:span text:style-name="T13">C_k,</text:span><text:span text:style-name="T12"> сообщает об этом и завершается.</text:span></text:p>
      <text:p text:style-name="текст_20_основной">Действия дочернего процесса</text:p>
      <text:p text:style-name="текст_20_основной">Дочерний процесс во внешнем цикле заводит будильник и входит в вечный цикл, в котором заполняет структуру, содержащую пару переменных типа int, значениями {0, 0} и {1, 1} в режиме чередования. Поскольку заполнение не атомарно, в момент срабатывания будильника в структуре может оказаться любая возможная комбинация из 0 и 1.</text:p>
      <text:p text:style-name="текст_20_основной"><text:span text:style-name="T12">При получении сигнала от будильника проверяет содержимое структуры, собирает статистику и повторяет тело внешнего цикла. Через заданное количество повторений внешнего цикла дочерний процесс выводит свои </text:span><text:span text:style-name="T13">PPID, PID </text:span><text:span text:style-name="T12">и 4 числа — количество разных пар, зарегистрированных в момент получения сигнала от будильника.</text:span></text:p>
      <text:list text:continue-numbering="true" text:style-name="WWNum4">
        <text:list-header>
          <text:p text:style-name="P9" loext:marker-style-name="T8"><text:span text:style-name="T9">2 </text:span><text:span text:style-name="T14">О</text:span><text:span text:style-name="T10">ПИСАНИЕ АЛГОРИТМОВ И РЕШЕНИЙ</text:span></text:p>
        </text:list-header>
      </text:list>
      <text:p text:style-name="P10"/>
      <text:p text:style-name="P10">2.1 Общая структура программы</text:p>
      <text:p text:style-name="P10"/>
      <text:p text:style-name="P11" loext:marker-style-name="T15"><text:span text:style-name="T16">Программа состоит из двух частей: </text:span><text:span text:style-name="T17">р</text:span><text:span text:style-name="T16">одительский процесс (parent) </text:span><text:span text:style-name="T17">и д</text:span><text:span text:style-name="T16">очерний процесс (child). </text:span></text:p>
      <text:p text:style-name="текст_20_основной"><text:span text:style-name="Strong_20_Emphasis"><text:span text:style-name="T12">Родительский процесс </text:span></text:span><text:span text:style-name="Strong_20_Emphasis"><text:span text:style-name="T18">у</text:span></text:span><text:span text:style-name="T12">правляет созданием, удалением и взаимодействием с дочерними процессами. Обрабатывает команды пользователя, такие как создание нового дочернего процесса, удаление процессов, остановка и возобновление их работы. Отслеживает состояние дочерних процессов и их вывод.</text:span></text:p>
      <text:p text:style-name="текст_20_основной"><text:span text:style-name="Strong_20_Emphasis"><text:span text:style-name="T12">Дочерний процесс </text:span></text:span><text:span text:style-name="Strong_20_Emphasis"><text:span text:style-name="T18">в</text:span></text:span><text:span text:style-name="T12">ыполняет цикл, в котором обновляет статистику (количество пар </text:span><text:span text:style-name="Source_20_Text"><text:span text:style-name="T12">00</text:span></text:span><text:span text:style-name="T12">, </text:span><text:span text:style-name="Source_20_Text"><text:span text:style-name="T12">01</text:span></text:span><text:span text:style-name="T12">, </text:span><text:span text:style-name="Source_20_Text"><text:span text:style-name="T12">10</text:span></text:span><text:span text:style-name="T12">, </text:span><text:span text:style-name="Source_20_Text"><text:span text:style-name="T12">11</text:span></text:span><text:span text:style-name="T12">). Отправляет статистику родительскому процессу через сигналы. Ожидает разрешения от родительского процесса для вывода данных.</text:span></text:p>
      <text:p text:style-name="P11" loext:marker-style-name="T15"/>
      <text:p text:style-name="P10">2.2 Алгоритм работы родительского процесса</text:p>
      <text:p text:style-name="P12"/>
      <text:p text:style-name="P12">Выделяется память для хранения информации о дочерних процессах.</text:p>
      <text:p text:style-name="текст_20_основной"><text:span text:style-name="T12">Настраиваются обработчики сигналов </text:span><text:span text:style-name="T13">(</text:span><text:span text:style-name="Source_20_Text"><text:span text:style-name="T13">SIGUSR1</text:span></text:span><text:span text:style-name="T13">, </text:span><text:span text:style-name="Source_20_Text"><text:span text:style-name="T13">SIGUSR2</text:span></text:span><text:span text:style-name="T13">, </text:span><text:span text:style-name="Source_20_Text"><text:span text:style-name="T13">SIGALRM</text:span></text:span><text:span text:style-name="T13">).</text:span></text:p>
      <text:p text:style-name="текст_20_основной"><text:span text:style-name="Strong_20_Emphasis"><text:span text:style-name="T12">Основной цикл</text:span></text:span><text:span text:style-name="T12">:</text:span></text:p>
      <text:p text:style-name="P12">Программа ожидает ввода пользователя.</text:p>
      <text:p text:style-name="P12">В зависимости от введённой команды выполняются соответствующие действия:</text:p>
      <text:list text:style-name="L1">
        <text:list-item>
          <text:p text:style-name="P13"><text:span text:style-name="Strong_20_Emphasis"><text:span text:style-name="Source_20_Text"><text:span text:style-name="T13">«+» </text:span></text:span></text:span><text:span text:style-name="Strong_20_Emphasis"><text:span text:style-name="Source_20_Text"><text:span text:style-name="T12">-</text:span></text:span></text:span><text:span text:style-name="T12"> </text:span><text:span text:style-name="T18">с</text:span><text:span text:style-name="T12">оздаётся новый дочерний процесс.</text:span></text:p>
        </text:list-item>
        <text:list-item>
          <text:p text:style-name="P13"><text:span text:style-name="Strong_20_Emphasis"><text:span text:style-name="Source_20_Text"><text:span text:style-name="T13">«-» </text:span></text:span></text:span><text:span text:style-name="Strong_20_Emphasis"><text:span text:style-name="Source_20_Text"><text:span text:style-name="T12">-</text:span></text:span></text:span><text:span text:style-name="T12"> </text:span><text:span text:style-name="T18">у</text:span><text:span text:style-name="T12">даляется последний созданный дочерний процесс.</text:span></text:p>
        </text:list-item>
        <text:list-item>
          <text:p text:style-name="P13"><text:span text:style-name="Strong_20_Emphasis"><text:span text:style-name="Source_20_Text"><text:span text:style-name="T19">«l»</text:span></text:span></text:span><text:span text:style-name="Strong_20_Emphasis"><text:span text:style-name="Source_20_Text"><text:span text:style-name="T13"> </text:span></text:span></text:span><text:span text:style-name="Strong_20_Emphasis"><text:span text:style-name="Source_20_Text"><text:span text:style-name="T12">- </text:span></text:span></text:span><text:span text:style-name="Strong_20_Emphasis"><text:span text:style-name="Source_20_Text"><text:span text:style-name="T18">в</text:span></text:span></text:span><text:span text:style-name="T12">ыводится информация о всех дочерних процессах.</text:span></text:p>
        </text:list-item>
        <text:list-item>
          <text:p text:style-name="P13"><text:span text:style-name="Strong_20_Emphasis"><text:span text:style-name="Source_20_Text"><text:span text:style-name="T19">«k»</text:span></text:span></text:span><text:span text:style-name="Strong_20_Emphasis"><text:span text:style-name="Source_20_Text"><text:span text:style-name="T13"> </text:span></text:span></text:span><text:span text:style-name="Strong_20_Emphasis"><text:span text:style-name="Source_20_Text"><text:span text:style-name="T12">-</text:span></text:span></text:span><text:span text:style-name="T12"> </text:span><text:span text:style-name="T18">у</text:span><text:span text:style-name="T12">даляются все дочерние процессы.</text:span></text:p>
        </text:list-item>
        <text:list-item>
          <text:p text:style-name="P13"><text:span text:style-name="Strong_20_Emphasis"><text:span text:style-name="Source_20_Text"><text:span text:style-name="T19">«s»</text:span></text:span></text:span><text:span text:style-name="Strong_20_Emphasis"><text:span text:style-name="Source_20_Text"><text:span text:style-name="T13"> </text:span></text:span></text:span><text:span text:style-name="Strong_20_Emphasis"><text:span text:style-name="Source_20_Text"><text:span text:style-name="T12">-</text:span></text:span></text:span><text:span text:style-name="T12"> </text:span><text:span text:style-name="T18">о</text:span><text:span text:style-name="T12">станавливает вывод данных для одного или всех дочерних процессов.</text:span></text:p>
        </text:list-item>
        <text:list-item>
          <text:p text:style-name="P13"><text:span text:style-name="Strong_20_Emphasis"><text:span text:style-name="Source_20_Text"><text:span text:style-name="T19">«g»</text:span></text:span></text:span><text:span text:style-name="Source_20_Text"><text:span text:style-name="T20"> </text:span></text:span><text:span text:style-name="Source_20_Text"><text:span text:style-name="T18">- в</text:span></text:span><text:span text:style-name="T12">озобновляет вывод данных для одного или всех дочерних процессов.</text:span></text:p>
        </text:list-item>
        <text:list-item>
          <text:p text:style-name="P13"><text:span text:style-name="Strong_20_Emphasis"><text:span text:style-name="Source_20_Text"><text:span text:style-name="T19">«q»</text:span></text:span></text:span><text:span text:style-name="Strong_20_Emphasis"><text:span text:style-name="Source_20_Text"><text:span text:style-name="T13"> </text:span></text:span></text:span><text:span text:style-name="Strong_20_Emphasis"><text:span text:style-name="Source_20_Text"><text:span text:style-name="T12">-</text:span></text:span></text:span><text:span text:style-name="T12"> </text:span><text:span text:style-name="T18">з</text:span><text:span text:style-name="T12">авершает программу, удаляя все дочерние процессы и освобождая ресурсы.</text:span></text:p>
        </text:list-item>
      </text:list>
      <text:p text:style-name="текст_20_основной"><text:span text:style-name="Strong_20_Emphasis"><text:span text:style-name="T12">Обработка сигналов</text:span></text:span><text:span text:style-name="T12">:</text:span></text:p>
      <text:p text:style-name="текст_20_основной"><text:span text:style-name="Strong_20_Emphasis"><text:span text:style-name="Source_20_Text"><text:span text:style-name="T13">SIGUSR1</text:span></text:span></text:span><text:span text:style-name="Strong_20_Emphasis"><text:span text:style-name="Source_20_Text"><text:span text:style-name="T12"> </text:span></text:span></text:span><text:span text:style-name="Strong_20_Emphasis"><text:span text:style-name="Source_20_Text"><text:span text:style-name="T21">и</text:span></text:span></text:span><text:span text:style-name="T12">спользуется для остановки вывода данных дочернего процесса.</text:span></text:p>
      <text:p text:style-name="текст_20_основной"><text:span text:style-name="Strong_20_Emphasis"><text:span text:style-name="Source_20_Text"><text:span text:style-name="T13">SIGUSR2</text:span></text:span></text:span><text:span text:style-name="Strong_20_Emphasis"><text:span text:style-name="Source_20_Text"><text:span text:style-name="T12"> </text:span></text:span></text:span><text:span text:style-name="Strong_20_Emphasis"><text:span text:style-name="Source_20_Text"><text:span text:style-name="T21">и</text:span></text:span></text:span><text:span text:style-name="T12">спользуется для возобновления вывода данных дочернего процесса.</text:span></text:p>
      <text:p text:style-name="текст_20_основной"><text:span text:style-name="Strong_20_Emphasis"><text:span text:style-name="Source_20_Text"><text:span text:style-name="T13">SIGALRM</text:span></text:span></text:span><text:span text:style-name="Strong_20_Emphasis"><text:span text:style-name="Source_20_Text"><text:span text:style-name="T12"> </text:span></text:span></text:span><text:span text:style-name="Strong_20_Emphasis"><text:span text:style-name="Source_20_Text"><text:span text:style-name="T21">и</text:span></text:span></text:span><text:span text:style-name="T12">спользуется для автоматического возобновления работы всех дочерних процессов через определённое время.</text:span></text:p>
      <text:p text:style-name="текст_20_основной"><text:soft-page-break/><text:span text:style-name="T12">Родительский процесс отслеживает состояние каждого дочернего процесса (запущен или остановлен) и управляет их выводом данных.</text:span></text:p>
      <text:p text:style-name="текст_20_основной"><text:span text:style-name="T12"/></text:p>
      <text:p text:style-name="подраздел">2.3 Алгоритм работы дочернего процесса</text:p>
      <text:p text:style-name="подраздел"><text:span text:style-name="T12"/></text:p>
      <text:p text:style-name="текст_20_основной"><text:span text:style-name="T12">Настраиваются обработчики сигналов </text:span><text:span text:style-name="T13">(</text:span><text:span text:style-name="Source_20_Text"><text:span text:style-name="T13">SIGUSR1</text:span></text:span><text:span text:style-name="T13">, </text:span><text:span text:style-name="Source_20_Text"><text:span text:style-name="T13">SIGUSR2</text:span></text:span><text:span text:style-name="T13">, </text:span><text:span text:style-name="Source_20_Text"><text:span text:style-name="T13">SIGALRM</text:span></text:span><text:span text:style-name="T13">).</text:span></text:p>
      <text:p text:style-name="P12">Устанавливается случайный таймер для обновления статистики.</text:p>
      <text:p text:style-name="текст_20_основной"><text:span text:style-name="T12">В каждом цикле обновляется статистика (количество пар </text:span><text:span text:style-name="Source_20_Text"><text:span text:style-name="T12">00</text:span></text:span><text:span text:style-name="T12">, </text:span><text:span text:style-name="Source_20_Text"><text:span text:style-name="T12">01</text:span></text:span><text:span text:style-name="T12">, </text:span><text:span text:style-name="Source_20_Text"><text:span text:style-name="T12">10</text:span></text:span><text:span text:style-name="T12">, </text:span><text:span text:style-name="Source_20_Text"><text:span text:style-name="T12">11</text:span></text:span><text:span text:style-name="T12">).</text:span></text:p>
      <text:p text:style-name="текст_20_основной"><text:span text:style-name="T12">Если прошло более 5 секунд и вывод разрешён, дочерний процесс отправляет статистику родительскому процессу через сигнал </text:span><text:span text:style-name="Source_20_Text"><text:span text:style-name="T13">SIGUSR1</text:span></text:span><text:span text:style-name="T12">.</text:span></text:p>
      <text:p text:style-name="P12">Ожидает разрешения от родительского процесса для вывода данных.</text:p>
      <text:p text:style-name="текст_20_основной"><text:span text:style-name="T12">Если вывод разрешён, выводит статистику и отправляет сигнал </text:span><text:span text:style-name="Source_20_Text"><text:span text:style-name="T13">SIGUSR2</text:span></text:span><text:span text:style-name="T12"> родительскому процессу, сообщая о завершении вывода.</text:span></text:p>
      <text:p text:style-name="текст_20_основной"><text:span text:style-name="Strong_20_Emphasis"><text:span text:style-name="T12">Обработка сигналов</text:span></text:span><text:span text:style-name="T12">:</text:span></text:p>
      <text:p text:style-name="текст_20_основной"><text:span text:style-name="Strong_20_Emphasis"><text:span text:style-name="Source_20_Text"><text:span text:style-name="T13">SIGUSR1</text:span></text:span></text:span><text:span text:style-name="Strong_20_Emphasis"><text:span text:style-name="Source_20_Text"><text:span text:style-name="T22"> - </text:span></text:span></text:span><text:span text:style-name="Strong_20_Emphasis"><text:span text:style-name="Source_20_Text"><text:span text:style-name="T23">з</text:span></text:span></text:span><text:span text:style-name="T22">апрещает вывод данных.</text:span></text:p>
      <text:p text:style-name="текст_20_основной"><text:span text:style-name="Strong_20_Emphasis"><text:span text:style-name="Source_20_Text"><text:span text:style-name="T13">SIGUSR2 </text:span></text:span></text:span><text:span text:style-name="Strong_20_Emphasis"><text:span text:style-name="Source_20_Text"><text:span text:style-name="T22">- </text:span></text:span></text:span><text:span text:style-name="Strong_20_Emphasis"><text:span text:style-name="Source_20_Text"><text:span text:style-name="T23">р</text:span></text:span></text:span><text:span text:style-name="T22">азрешает вывод данных.</text:span></text:p>
      <text:p text:style-name="текст_20_основной"><text:span text:style-name="Strong_20_Emphasis"><text:span text:style-name="Source_20_Text"><text:span text:style-name="T13">SIGALRM</text:span></text:span></text:span><text:span text:style-name="Strong_20_Emphasis"><text:span text:style-name="Source_20_Text"><text:span text:style-name="T22"> </text:span></text:span></text:span><text:span text:style-name="T22">- </text:span><text:span text:style-name="T23">о</text:span><text:span text:style-name="T22">бновляет статистику и устанавливает новый таймер.</text:span></text:p>
      <text:p text:style-name="текст_20_основной"><text:span text:style-name="T22"/></text:p>
      <text:p text:style-name="подраздел">2.4 Взаимодействие между процессами</text:p>
      <text:p text:style-name="текст_20_основной"/>
      <text:p text:style-name="P14"><text:span text:style-name="Strong_20_Emphasis"><text:span text:style-name="T12">Создание дочернего процесса </text:span></text:span><text:span text:style-name="Strong_20_Emphasis"><text:span text:style-name="T21">происходит следующим образом</text:span></text:span><text:span text:style-name="Strong_20_Emphasis"><text:span text:style-name="T24">:</text:span></text:span><text:span text:style-name="Strong_20_Emphasis"><text:span text:style-name="T21"> </text:span></text:span></text:p>
      <text:p text:style-name="P14"><text:span text:style-name="T12">Родительский процесс создаёт дочерний процесс с помощью </text:span><text:span text:style-name="Source_20_Text"><text:span text:style-name="T13">fork()</text:span></text:span><text:span text:style-name="T12"> и </text:span><text:span text:style-name="Source_20_Text"><text:span text:style-name="T13">execl()</text:span></text:span><text:span text:style-name="T12">. Информация о новом дочернем процессе добавляется в массив </text:span><text:span text:style-name="Source_20_Text"><text:span text:style-name="T13">child_processes</text:span></text:span><text:span text:style-name="T13">.</text:span></text:p>
      <text:p text:style-name="текст_20_основной"><text:span text:style-name="Strong_20_Emphasis"><text:span text:style-name="T12">Управление выводом данных</text:span></text:span><text:span text:style-name="T12">:</text:span></text:p>
      <text:p text:style-name="текст_20_основной"><text:span text:style-name="T12">Родительский процесс отправляет сигналы </text:span><text:span text:style-name="Source_20_Text"><text:span text:style-name="T13">SIGUSR1</text:span></text:span><text:span text:style-name="T12"> и </text:span><text:span text:style-name="Source_20_Text"><text:span text:style-name="T13">SIGUSR2</text:span></text:span><text:span text:style-name="T13"> </text:span><text:span text:style-name="T12">дочерним процессам для остановки и возобновления вывода данных. </text:span>Дочерний процесс обрабатывает эти сигналы и изменяет своё состояние.</text:p>
      <text:p text:style-name="текст_20_основной"><text:span text:style-name="Strong_20_Emphasis"><text:span text:style-name="T12">Передача статистики</text:span></text:span><text:span text:style-name="T12">:</text:span></text:p>
      <text:p text:style-name="текст_20_основной"><text:span text:style-name="T12">Дочерний процесс отправляет статистику родительскому процессу через сигнал </text:span><text:span text:style-name="Source_20_Text"><text:span text:style-name="T13">SIGUSR1</text:span></text:span><text:span text:style-name="T13">.</text:span><text:span text:style-name="T12"> </text:span>Родительский процесс обрабатывает сигнал и выводит статистику, если вывод разрешён.</text:p>
      <text:p text:style-name="P15" loext:marker-style-name="T15"><text:span text:style-name="T25"/></text:p>
      <text:p text:style-name="P16" loext:marker-style-name="T26"><text:span text:style-name="T27">3 </text:span><text:span text:style-name="T28">ФУНКЦИОНАЛЬНАЯ СТРУКТУРА ПРОЕКТА</text:span></text:p>
      <text:p text:style-name="P17" loext:marker-style-name="T26"><text:span text:style-name="T28"/></text:p>
      <text:p text:style-name="P18">Родительский процесс отвечает за управление дочерними процессами, обработку команд пользователя и взаимодействие с дочерними процессами через сигналы. Основные функции родительского процесса:</text:p>
      <text:list text:style-name="L2">
        <text:list-item>
          <text:p text:style-name="P19"><text:span text:style-name="Strong_20_Emphasis"><text:span text:style-name="T12">Инициализация.</text:span></text:span></text:p>
        </text:list-item>
      </text:list>
      <text:p text:style-name="P20"><text:span text:style-name="Strong_20_Emphasis"><text:span text:style-name="Source_20_Text"><text:span text:style-name="T13">allocate_child_processes(</text:span></text:span></text:span><text:span text:style-name="Strong_20_Emphasis"><text:span text:style-name="Source_20_Text"><text:span text:style-name="T29">). </text:span></text:span></text:span><text:span text:style-name="T12">Выделяет память для хранения информации о дочерних процессах.</text:span></text:p>
      <text:p text:style-name="P20"><text:span text:style-name="Strong_20_Emphasis"><text:span text:style-name="Source_20_Text"><text:span text:style-name="T13">init_signals_handling().</text:span></text:span></text:span><text:span text:style-name="T13"> </text:span><text:span text:style-name="T12">Настраивает обработчики сигналов </text:span><text:span text:style-name="T13">(</text:span><text:span text:style-name="Source_20_Text"><text:span text:style-name="T13">SIGUSR1</text:span></text:span><text:span text:style-name="T13">, </text:span><text:span text:style-name="Source_20_Text"><text:span text:style-name="T13">SIGUSR2</text:span></text:span><text:span text:style-name="T13">, </text:span><text:span text:style-name="Source_20_Text"><text:span text:style-name="T13">SIGALRM</text:span></text:span><text:span text:style-name="T13">).</text:span></text:p>
      <text:list text:style-name="L3">
        <text:list-item>
          <text:p text:style-name="P21"><text:span text:style-name="Strong_20_Emphasis"><text:span text:style-name="T12">Управление дочерними процессами</text:span></text:span><text:span text:style-name="T12">:</text:span></text:p>
        </text:list-item>
      </text:list>
      <text:p text:style-name="P20"><text:span text:style-name="Strong_20_Emphasis"><text:span text:style-name="Source_20_Text"><text:span text:style-name="T13">case_plus()</text:span></text:span></text:span><text:span text:style-name="Strong_20_Emphasis"><text:span text:style-name="Source_20_Text"><text:span text:style-name="T12">.</text:span></text:span></text:span><text:span text:style-name="T12"> Создаёт новый дочерний процесс с помощью </text:span><text:span text:style-name="Source_20_Text"><text:span text:style-name="T13">fork()</text:span></text:span><text:span text:style-name="T13"> и </text:span><text:span text:style-name="Source_20_Text"><text:span text:style-name="T13">execl()</text:span></text:span><text:span text:style-name="T13">.</text:span></text:p>
      <text:p text:style-name="P20"><text:span text:style-name="Strong_20_Emphasis"><text:span text:style-name="Source_20_Text"><text:span text:style-name="T13">case_minus().</text:span></text:span></text:span><text:span text:style-name="T12"> Удаляет последний созданный дочерний процесс.</text:span></text:p>
      <text:p text:style-name="P20"><text:span text:style-name="Strong_20_Emphasis"><text:span text:style-name="Source_20_Text"><text:span text:style-name="T13">delete_all_children(). </text:span></text:span></text:span><text:span text:style-name="T12">Удаляет все дочерние процессы.</text:span></text:p>
      <text:p text:style-name="P20"><text:span text:style-name="Strong_20_Emphasis"><text:span text:style-name="Source_20_Text"><text:span text:style-name="T13">init_child_process(). </text:span></text:span></text:span><text:span text:style-name="T12">Инициализирует информацию о новом дочернем процессе (PID, имя, состояние).</text:span></text:p>
      <text:list text:style-name="L4">
        <text:list-item>
          <text:p text:style-name="P22"><text:span text:style-name="Strong_20_Emphasis"><text:span text:style-name="T12">Обработка команд пользователя</text:span></text:span><text:span text:style-name="T12">:</text:span></text:p>
        </text:list-item>
      </text:list>
      <text:p text:style-name="P20"><text:span text:style-name="Strong_20_Emphasis"><text:span text:style-name="Source_20_Text"><text:span text:style-name="T13">input_option(). </text:span></text:span></text:span><text:span text:style-name="T12">Считывает и анализирует команду пользователя.</text:span></text:p>
      <text:p text:style-name="P20"><text:span text:style-name="Strong_20_Emphasis"><text:span text:style-name="Source_20_Text"><text:span text:style-name="T13">print_menu().</text:span></text:span></text:span><text:span text:style-name="T12"> Выводит меню доступных команд.</text:span></text:p>
      <text:list text:style-name="L5">
        <text:list-item>
          <text:p text:style-name="P23"><text:span text:style-name="Strong_20_Emphasis"><text:span text:style-name="T12">Управление состоянием дочерних процессов</text:span></text:span><text:span text:style-name="T12">:</text:span></text:p>
        </text:list-item>
      </text:list>
      <text:p text:style-name="P20"><text:span text:style-name="Strong_20_Emphasis"><text:span text:style-name="Source_20_Text"><text:span text:style-name="T13">case_s(). </text:span></text:span></text:span><text:span text:style-name="T12">Останавливает вывод данных для одного или всех дочерних процессов (отправляет сигнал </text:span><text:span text:style-name="Source_20_Text"><text:span text:style-name="T13">SIGUSR1</text:span></text:span><text:span text:style-name="T12">).</text:span></text:p>
      <text:p text:style-name="P20"><text:span text:style-name="Strong_20_Emphasis"><text:span text:style-name="Source_20_Text"><text:span text:style-name="T13">resume_processes().</text:span></text:span></text:span><text:span text:style-name="T12"> Возобновляет вывод данных для одного или всех дочерних процессов (отправляет сигнал </text:span><text:span text:style-name="Source_20_Text"><text:span text:style-name="T13">SIGUSR2</text:span></text:span><text:span text:style-name="T12">).</text:span></text:p>
      <text:p text:style-name="P20"><text:span text:style-name="Strong_20_Emphasis"><text:span text:style-name="Source_20_Text"><text:span text:style-name="T13">case_p().</text:span></text:span></text:span><text:span text:style-name="T12"> Останавливает вывод всех процессов, разрешает вывод для одного процесса и устанавливает таймер на 5 секунд.</text:span></text:p>
      <text:list text:style-name="L6">
        <text:list-item>
          <text:p text:style-name="P24"><text:span text:style-name="Strong_20_Emphasis"><text:span text:style-name="T12">Завершение программы</text:span></text:span><text:span text:style-name="T12">:</text:span></text:p>
        </text:list-item>
      </text:list>
      <text:p text:style-name="P20"><text:span text:style-name="Strong_20_Emphasis"><text:span text:style-name="Source_20_Text"><text:span text:style-name="T13">complete_the_program().</text:span></text:span></text:span><text:span text:style-name="T12"> Удаляет все дочерние процессы, освобождает память и завершает работу программы.</text:span></text:p>
      <text:list text:style-name="L7">
        <text:list-item>
          <text:p text:style-name="P25"><text:span text:style-name="Strong_20_Emphasis"><text:span text:style-name="T12">Вспомогательные функции</text:span></text:span><text:span text:style-name="T12">:</text:span></text:p>
        </text:list-item>
      </text:list>
      <text:p text:style-name="P20"><text:span text:style-name="Strong_20_Emphasis"><text:span text:style-name="Source_20_Text"><text:span text:style-name="T13">find_process_index_by_pid().</text:span></text:span></text:span><text:span text:style-name="T12"> Находит индекс дочернего процесса по его </text:span><text:span text:style-name="T13">PID</text:span><text:span text:style-name="T12">.</text:span></text:p>
      <text:p text:style-name="P20"><text:span text:style-name="Strong_20_Emphasis"><text:span text:style-name="Source_20_Text"><text:span text:style-name="T13">find_process_name_by_pid().</text:span></text:span></text:span><text:span text:style-name="T12"> Находит имя дочернего процесса по его </text:span><text:span text:style-name="T13">PID</text:span><text:span text:style-name="T12">.</text:span></text:p>
      <text:p text:style-name="P20"><text:span text:style-name="Strong_20_Emphasis"><text:span text:style-name="Source_20_Text"><text:span text:style-name="T13">str_to_int().</text:span></text:span></text:span><text:span text:style-name="T12"> Преобразует строку в целое число (используется для обработки индексов процессов).</text:span></text:p>
      <text:p text:style-name="текст_20_основной"><text:span text:style-name="Strong_20_Emphasis"><text:span text:style-name="T30">Дочерний процесс выполняет задачи, связанные с обновлением статистики (количество пар </text:span></text:span><text:span text:style-name="Strong_20_Emphasis"><text:span text:style-name="Source_20_Text"><text:span text:style-name="T31">00</text:span></text:span></text:span><text:span text:style-name="Strong_20_Emphasis"><text:span text:style-name="T30">, </text:span></text:span><text:span text:style-name="Strong_20_Emphasis"><text:span text:style-name="Source_20_Text"><text:span text:style-name="T31">01</text:span></text:span></text:span><text:span text:style-name="Strong_20_Emphasis"><text:span text:style-name="T30">, </text:span></text:span><text:span text:style-name="Strong_20_Emphasis"><text:span text:style-name="Source_20_Text"><text:span text:style-name="T31">10</text:span></text:span></text:span><text:span text:style-name="Strong_20_Emphasis"><text:span text:style-name="T30">, </text:span></text:span><text:span text:style-name="Strong_20_Emphasis"><text:span text:style-name="Source_20_Text"><text:span text:style-name="T31">11</text:span></text:span></text:span><text:span text:style-name="Strong_20_Emphasis"><text:span text:style-name="T30">), и взаимодействует с родительским процессом через сигналы. Основные функции дочернего процесса:</text:span></text:span></text:p>
      <text:list text:style-name="L8">
        <text:list-item>
          <text:p text:style-name="P26"><text:span text:style-name="Strong_20_Emphasis"><text:span text:style-name="T12">Инициализация</text:span></text:span><text:span text:style-name="T12">:</text:span></text:p>
        </text:list-item>
      </text:list>
      <text:p text:style-name="текст_20_основной"><text:soft-page-break/><text:span text:style-name="Strong_20_Emphasis"><text:span text:style-name="Source_20_Text"><text:span text:style-name="T13">init_signals_handling().</text:span></text:span></text:span><text:span text:style-name="T12"> Настраивает обработчики сигналов </text:span><text:span text:style-name="T13">(</text:span><text:span text:style-name="Source_20_Text"><text:span text:style-name="T13">SIGUSR1</text:span></text:span><text:span text:style-name="T13">, </text:span><text:span text:style-name="Source_20_Text"><text:span text:style-name="T13">SIGUSR2</text:span></text:span><text:span text:style-name="T13">, </text:span><text:span text:style-name="Source_20_Text"><text:span text:style-name="T13">SIGALRM</text:span></text:span><text:span text:style-name="T13">).</text:span></text:p>
      <text:list text:style-name="L9">
        <text:list-item>
          <text:p text:style-name="P27"><text:span text:style-name="Strong_20_Emphasis"><text:span text:style-name="T12">Основной цикл</text:span></text:span><text:span text:style-name="T12">:</text:span></text:p>
        </text:list-item>
      </text:list>
      <text:p text:style-name="текст_20_основной"><text:span text:style-name="Strong_20_Emphasis"><text:span text:style-name="Source_20_Text"><text:span text:style-name="T13">update_stats().</text:span></text:span></text:span><text:span text:style-name="T12"> Обновляет статистику (количество пар </text:span><text:span text:style-name="Source_20_Text"><text:span text:style-name="T12">00</text:span></text:span><text:span text:style-name="T12">, </text:span><text:span text:style-name="Source_20_Text"><text:span text:style-name="T12">01</text:span></text:span><text:span text:style-name="T12">, </text:span><text:span text:style-name="Source_20_Text"><text:span text:style-name="T12">10</text:span></text:span><text:span text:style-name="T12">, </text:span><text:span text:style-name="Source_20_Text"><text:span text:style-name="T12">11</text:span></text:span><text:span text:style-name="T12">).</text:span></text:p>
      <text:p text:style-name="текст_20_основной"><text:span text:style-name="Strong_20_Emphasis"><text:span text:style-name="Source_20_Text"><text:span text:style-name="T13">alarm_signal_handler(). </text:span></text:span></text:span><text:span text:style-name="T12">Обрабатывает сигнал </text:span><text:span text:style-name="Source_20_Text"><text:span text:style-name="T13">SIGALRM</text:span></text:span><text:span text:style-name="T12">, обновляет статистику и устанавливает новый таймер.</text:span></text:p>
      <text:p text:style-name="текст_20_основной"><text:span text:style-name="Strong_20_Emphasis"><text:span text:style-name="Source_20_Text"><text:span text:style-name="T13">user_signal_handler(). </text:span></text:span></text:span><text:span text:style-name="T12">Обрабатывает сигналы </text:span><text:span text:style-name="Source_20_Text"><text:span text:style-name="T13">SIGUSR1</text:span></text:span><text:span text:style-name="T13"> и </text:span><text:span text:style-name="Source_20_Text"><text:span text:style-name="T13">SIGUSR2</text:span></text:span><text:span text:style-name="T12">, управляя разрешением на вывод данных.</text:span></text:p>
      <text:list text:style-name="L10">
        <text:list-item>
          <text:p text:style-name="P28"><text:span text:style-name="Strong_20_Emphasis"><text:span text:style-name="T12">Взаимодействие с родительским процессом</text:span></text:span><text:span text:style-name="T12">:</text:span></text:p>
        </text:list-item>
      </text:list>
      <text:p text:style-name="текст_20_основной"><text:span text:style-name="T12">Отправляет статистику родительскому процессу через сигнал </text:span><text:span text:style-name="Source_20_Text"><text:span text:style-name="T13">SIGUSR1</text:span></text:span><text:span text:style-name="T12">.</text:span></text:p>
      <text:p text:style-name="P12">Ожидает разрешения от родительского процесса для вывода данных.</text:p>
      <text:p text:style-name="текст_20_основной"><text:span text:style-name="T12">Отправляет сигнал</text:span><text:span text:style-name="T13"> </text:span><text:span text:style-name="Source_20_Text"><text:span text:style-name="T13">SIGUSR2</text:span></text:span><text:span text:style-name="T12"> родительскому процессу после завершения вывода.</text:span></text:p>
      <text:p text:style-name="текст_20_основной"><text:span text:style-name="Strong_20_Emphasis"><text:span text:style-name="T12"/></text:span></text:p>
      <text:p text:style-name="P29" loext:marker-style-name="T15"><text:span text:style-name="T32">4 </text:span><text:span text:style-name="T33">ПОРЯДОК СБОРКИ И ЗАПУСКА</text:span></text:p>
      <text:p text:style-name="P30" loext:marker-style-name="T15"><text:span text:style-name="T34"/></text:p>
      <text:p text:style-name="P31" loext:marker-style-name="T15"><text:span text:style-name="T35">1</text:span>. Перей<text:span text:style-name="T36">ти </text:span>в <text:span text:style-name="T36">каталог</text:span> <text:span text:style-name="T35">проекта</text:span>.</text:p>
      <text:p text:style-name="P32" loext:marker-style-name="T15"><text:s text:c="3"/><text:span text:style-name="T37"><text:s/>cd 'Макушинская Д.В./lab0</text:span><text:span text:style-name="T38">3</text:span><text:span text:style-name="T37">'</text:span></text:p>
      <text:p text:style-name="P33" loext:marker-style-name="T15"><text:span text:style-name="T35">2</text:span>. Собр<text:span text:style-name="T36">ать</text:span> проект с помощью make.</text:p>
      <text:p text:style-name="P34" loext:marker-style-name="T15"><text:span text:style-name="T39"><text:s text:c="4"/>make <text:s/></text:span></text:p>
      <text:p text:style-name="P31" loext:marker-style-name="T15"><text:span text:style-name="T40">3</text:span>. Запус<text:span text:style-name="T36">тить</text:span> программ<text:span text:style-name="T36">у.</text:span></text:p>
      <text:p text:style-name="P35" loext:marker-style-name="T15"><text:s/>./parent</text:p>
      <text:p text:style-name="P31" loext:marker-style-name="T15"/>
      <text:p text:style-name="P36" loext:marker-style-name="T15"><text:span text:style-name="T34">5 </text:span><text:span text:style-name="T41">результат</text:span><text:span text:style-name="T42">ы</text:span><text:span text:style-name="T41"> тестирования</text:span></text:p>
      <text:p text:style-name="P37" loext:marker-style-name="T15"><text:span text:style-name="T43"/></text:p>
      <text:p text:style-name="P38" loext:marker-style-name="T15"><text:span text:style-name="T40">1) </text:span>input one of chars: </text:p>
      <text:p text:style-name="P38" loext:marker-style-name="T15"><text:s text:c="8"/>+ (cerate new child)</text:p>
      <text:p text:style-name="P38" loext:marker-style-name="T15"><text:s text:c="8"/>- (delete last child)</text:p>
      <text:p text:style-name="P38" loext:marker-style-name="T15"><text:s text:c="8"/>m (show menu)</text:p>
      <text:p text:style-name="P38" loext:marker-style-name="T15"><text:s text:c="8"/>l (show all children info)</text:p>
      <text:p text:style-name="P38" loext:marker-style-name="T15"><text:s text:c="8"/>k (delete all processes)</text:p>
      <text:p text:style-name="P38" loext:marker-style-name="T15"><text:s text:c="8"/>s (stop process)</text:p>
      <text:p text:style-name="P38" loext:marker-style-name="T15"><text:s text:c="8"/>g (resume process)</text:p>
      <text:p text:style-name="P38" loext:marker-style-name="T15"><text:s text:c="8"/>q (complete the program)</text:p>
      <text:p text:style-name="P38" loext:marker-style-name="T15">or input s&lt;num&gt; g&lt;num&gt;, where num - index of process</text:p>
      <text:p text:style-name="P38" loext:marker-style-name="T15">-------------------------------------------</text:p>
      <text:p text:style-name="P38" loext:marker-style-name="T15">+</text:p>
      <text:p text:style-name="P38" loext:marker-style-name="T15"/>
      <text:p text:style-name="P38" loext:marker-style-name="T15">C_00 with pid = 13895 was created</text:p>
      <text:p text:style-name="P38" loext:marker-style-name="T15">size of child_processes — 1</text:p>
      <text:p text:style-name="P39" loext:marker-style-name="T15">2) -</text:p>
      <text:p text:style-name="P39" loext:marker-style-name="T15"/>
      <text:p text:style-name="P39" loext:marker-style-name="T15">C_02 with pid = 13913 was deleted</text:p>
      <text:p text:style-name="P39" loext:marker-style-name="T15">size of child_processes - 2</text:p>
      <text:p text:style-name="P39" loext:marker-style-name="T15">3) l</text:p>
      <text:p text:style-name="P39" loext:marker-style-name="T15"/>
      <text:p text:style-name="P39" loext:marker-style-name="T15">parent:</text:p>
      <text:p text:style-name="P39" loext:marker-style-name="T15">P <text:s text:c="3"/>with pid = 13882</text:p>
      <text:p text:style-name="P39" loext:marker-style-name="T15">children :</text:p>
      <text:p text:style-name="P39" loext:marker-style-name="T15">C_00 with pid = 13895 is stopped</text:p>
      <text:p text:style-name="P39" loext:marker-style-name="T15">C_01 with pid = 13911 is stopped</text:p>
      <text:p text:style-name="P39" loext:marker-style-name="T15">4) g</text:p>
      <text:p text:style-name="P39" loext:marker-style-name="T15"/>
      <text:p text:style-name="P39" loext:marker-style-name="T15">C_00 with pid = 15590 is running now</text:p>
      <text:p text:style-name="P39" loext:marker-style-name="T15">C_01 with pid = 15591 is running now</text:p>
      <text:p text:style-name="P39" loext:marker-style-name="T15">-------------------------------------------</text:p>
      <text:p text:style-name="P39" loext:marker-style-name="T15">ppid - 15575 <text:s text:c="3"/>pid <text:s/>- 15590 <text:s text:c="3"/>00 <text:s text:c="2"/>- <text:s text:c="4"/>2; 01 <text:s text:c="2"/>- <text:s text:c="4"/>1; 10 <text:s text:c="2"/>- <text:s text:c="4"/>1; 11 <text:s text:c="2"/>- <text:s text:c="4"/>2</text:p>
      <text:p text:style-name="P39" loext:marker-style-name="T15">C_00 with pid = 15590 has ended his output</text:p>
      <text:p text:style-name="P39" loext:marker-style-name="T15">-------------------------------------------</text:p>
      <text:p text:style-name="P39" loext:marker-style-name="T15">ppid - 15575 <text:s text:c="3"/>pid <text:s/>- 15590 <text:s text:c="3"/>00 <text:s text:c="2"/>- <text:s text:c="4"/>3; 01 <text:s text:c="2"/>- <text:s text:c="4"/>2; 10 <text:s text:c="2"/>- <text:s text:c="4"/>2; 11 <text:s text:c="2"/>- <text:s text:c="4"/>4</text:p>
      <text:p text:style-name="P39" loext:marker-style-name="T15">C_00 with pid = 15590 has ended his output</text:p>
      <text:p text:style-name="P39" loext:marker-style-name="T15"><text:soft-page-break/>-------------------------------------------</text:p>
      <text:p text:style-name="P39" loext:marker-style-name="T15">ppid - 15575 <text:s text:c="3"/>pid <text:s/>- 15591 <text:s text:c="3"/>00 <text:s text:c="2"/>- <text:s text:c="4"/>2; 01 <text:s text:c="2"/>- <text:s text:c="4"/>1; 10 <text:s text:c="2"/>- <text:s text:c="4"/>1; 11 <text:s text:c="2"/>- <text:s text:c="4"/>1</text:p>
      <text:p text:style-name="P39" loext:marker-style-name="T15">C_01 with pid = 15591 has ended his output</text:p>
      <text:p text:style-name="P39" loext:marker-style-name="T15">-------------------------------------------</text:p>
      <text:p text:style-name="P39" loext:marker-style-name="T15">ppid - 15575 <text:s text:c="3"/>pid <text:s/>- 15590 <text:s text:c="3"/>00 <text:s text:c="2"/>- <text:s text:c="4"/>4; 01 <text:s text:c="2"/>- <text:s text:c="4"/>3; 10 <text:s text:c="2"/>- <text:s text:c="4"/>3; 11 <text:s text:c="2"/>- <text:s text:c="4"/>6</text:p>
      <text:p text:style-name="P39" loext:marker-style-name="T15">C_00 with pid = 15590 has ended his output</text:p>
      <text:p text:style-name="P39" loext:marker-style-name="T15">-------------------------------------------</text:p>
      <text:p text:style-name="P39" loext:marker-style-name="T15">ppid - 15575 <text:s text:c="3"/>pid <text:s/>- 15591 <text:s text:c="3"/>00 <text:s text:c="2"/>- <text:s text:c="4"/>3; 01 <text:s text:c="2"/>- <text:s text:c="4"/>2; 10 <text:s text:c="2"/>- <text:s text:c="4"/>2; 11 <text:s text:c="2"/>- <text:s text:c="4"/>3</text:p>
      <text:p text:style-name="P39" loext:marker-style-name="T15">C_01 with pid = 15591 has ended his output</text:p>
      <text:p text:style-name="P39" loext:marker-style-name="T15">-------------------------------------------</text:p>
      <text:p text:style-name="P39" loext:marker-style-name="T15">ppid - 15575 <text:s text:c="3"/>pid <text:s/>- 15590 <text:s text:c="3"/>00 <text:s text:c="2"/>- <text:s text:c="4"/>5; 01 <text:s text:c="2"/>- <text:s text:c="4"/>4; 10 <text:s text:c="2"/>- <text:s text:c="4"/>4; 11 <text:s text:c="2"/>- <text:s text:c="4"/>8</text:p>
      <text:p text:style-name="P39" loext:marker-style-name="T15">C_00 with pid = 15590 has ended his output</text:p>
      <text:p text:style-name="P39" loext:marker-style-name="T15">-------------------------------------------</text:p>
      <text:p text:style-name="P39" loext:marker-style-name="T15">ppid - 15575 <text:s text:c="3"/>pid <text:s/>- 15591 <text:s text:c="3"/>00 <text:s text:c="2"/>- <text:s text:c="4"/>4; 01 <text:s text:c="2"/>- <text:s text:c="4"/>3; 10 <text:s text:c="2"/>- <text:s text:c="4"/>3; 11 <text:s text:c="2"/>- <text:s text:c="4"/>5</text:p>
      <text:p text:style-name="P39" loext:marker-style-name="T15">C_01 with pid = 15591 has ended his output</text:p>
      <text:p text:style-name="P39" loext:marker-style-name="T15">-------------------------------------------</text:p>
      <text:p text:style-name="P39" loext:marker-style-name="T15">ppid - 15575 <text:s text:c="3"/>pid <text:s/>- 15590 <text:s text:c="3"/>00 <text:s text:c="2"/>- <text:s text:c="4"/>6; 01 <text:s text:c="2"/>- <text:s text:c="4"/>5; 10 <text:s text:c="2"/>- <text:s text:c="4"/>5; 11 <text:s text:c="2"/>- <text:s text:c="3"/>10</text:p>
      <text:p text:style-name="P39" loext:marker-style-name="T15">C_00 with pid = 15590 has ended his outpu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dea" svg:font-family="Calade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Standard" style:class="chapter">
      <style:paragraph-properties fo:margin-top="0cm" fo:margin-bottom="0cm" style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2pt" fo:language="ru" fo:country="RU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05cm" style:type="center"/>
          <style:tab-stop style:position="17.013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05cm" style:type="center"/>
          <style:tab-stop style:position="17.013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подраздел" style:family="paragraph" style:parent-style-name="Standard" style:master-page-name="">
      <style:paragraph-properties fo:margin-left="0cm" fo:margin-top="0cm" fo:margin-bottom="0cm" style:contextual-spacing="false" fo:line-height="100%" fo:text-align="justify" style:justify-single-word="false" fo:text-indent="1.251cm" style:auto-text-indent="false" style:page-number="auto">
        <style:tab-stops/>
      </style:paragraph-properties>
      <style:text-properties fo:font-size="14pt" fo:font-weight="bold" officeooo:rsid="00150d43" style:font-size-asian="14pt" style:font-size-complex="14pt"/>
    </style:style>
    <style:style style:name="текст_20_основной" style:display-name="текст основной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fo:font-size="14pt" officeooo:rsid="00150d43" style:font-size-asian="14pt" style:font-size-complex="14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28" style:display-name="ListLabel 28" style:family="text">
      <style:text-properties fo:font-weight="bold" style:font-weight-asian="bold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paragraph-rsid="001ba79b"/>
    </style:style>
    <style:style style:name="MT1" style:family="text">
      <style:text-properties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89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tab/><text:tab/><text:span text:style-name="MT1"><text:page-number text:select-page="current">9</text:page-number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12:45:03.862435618</meta:creation-date>
    <dc:date>2025-03-11T23:17:36.630700417</dc:date>
    <meta:editing-duration>PT1H4M43S</meta:editing-duration>
    <meta:editing-cycles>12</meta:editing-cycles>
    <meta:generator>LibreOffice/24.8.5.2$Linux_X86_64 LibreOffice_project/480$Build-2</meta:generator>
    <meta:print-date>2025-03-11T23:17:16.355010952</meta:print-date>
    <meta:printed-by>Файлы PDF</meta:printed-by>
    <meta:document-statistic meta:table-count="0" meta:image-count="0" meta:object-count="0" meta:page-count="9" meta:paragraph-count="157" meta:word-count="1262" meta:character-count="9431" meta:non-whitespace-character-count="7970"/>
  </office:meta>
</office:document-meta>
</file>